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1"><text:span text:style-name="T1"/></text:p>
      <text:p text:style-name="P1"><text:span text:style-name="T1">By Alan Solita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tab/><text:tab/><text:tab/>What Are Quad Trees?</text:p>
      <text:p text:style-name="Standard"/>
      <text:p text:style-name="Standard">-Tree Data structure used to represent/partition 2d space</text:p>
      <text:p text:style-name="Standard">-Every node has <text:s/>a maximum of 4 children</text:p>
      <text:p text:style-name="Standard"/>
      <text:p text:style-name="Standard"/>
      <text:p text:style-name="Standard"/>
      <text:p text:style-name="Standard"><text:tab/><text:tab/><text:tab/><text:tab/><text:tab/>Why we represent space as trees?</text:p>
      <text:p text:style-name="Standard">-By representing space as a tree, we make it easy to traver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1T17:27:48.22</dc:date>
    <dc:creator>Alan Solitar</dc:creator>
    <meta:editing-duration>PT1H25M14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2" meta:paragraph-count="12" meta:word-count="57" meta:character-count="360"/>
  </office:meta>
</office:document-meta>
</file>